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f93" officeooo:paragraph-rsid="00042f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a worker I want to be able to create error reports</text:p>
      <text:p text:style-name="P1">As a worker I want to be able to see my error reports</text:p>
      <text:p text:style-name="P1">As a worker I want to be able to edit my error reports</text:p>
      <text:p text:style-name="P1">As a worker I want to be able to delete my error reports</text:p>
      <text:p text:style-name="P1"/>
      <text:p text:style-name="P1">As a contractor I want to be able to see the work orders I am executor off</text:p>
      <text:p text:style-name="P1">As a contractor I want to be able to mark my work orders as finished</text:p>
      <text:p text:style-name="P1">As a contractor I want to be able to </text:p>
      <text:p text:style-name="P1"/>
      <text:p text:style-name="P1">As an administrator I want to be able t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9:38:01.362000000</meta:creation-date>
    <dc:date>2024-04-18T20:12:20.314000000</dc:date>
    <meta:editing-duration>PT34M19S</meta:editing-duration>
    <meta:editing-cycles>1</meta:editing-cycles>
    <meta:document-statistic meta:table-count="0" meta:image-count="0" meta:object-count="0" meta:page-count="1" meta:paragraph-count="8" meta:word-count="101" meta:character-count="436" meta:non-whitespace-character-count="341"/>
    <meta:generator>LibreOffice/7.6.3.2$Windows_X86_64 LibreOffice_project/29d686fea9f6705b262d369fede658f824154cc0</meta:generator>
  </office:meta>
</office:document-meta>
</file>